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style:font-name="Bitstream Vera Sans Mono"/>
    </style:style>
    <style:style style:name="P3" style:family="paragraph" style:parent-style-name="Text_20_body">
      <style:text-properties style:font-name="Bitstream Vera Sans Mono" fo:font-weight="normal" style:font-weight-asian="normal" style:font-weight-complex="normal"/>
    </style:style>
    <style:style style:name="P4" style:family="paragraph" style:parent-style-name="Text_20_body">
      <style:text-properties style:font-name="Bitstream Vera Sans1"/>
    </style:style>
    <style:style style:name="P5" style:family="paragraph" style:parent-style-name="Text_20_body">
      <style:text-properties style:font-name="Bitstream Vera Sans1" fo:font-weight="bold" style:font-weight-asian="bold" style:font-weight-complex="bold"/>
    </style:style>
    <style:style style:name="P6" style:family="paragraph" style:parent-style-name="Text_20_body">
      <style:text-properties style:font-name="Bitstream Vera Sans1" fo:font-weight="normal" style:font-weight-asian="normal" style:font-weight-complex="normal"/>
    </style:style>
    <style:style style:name="P7" style:family="paragraph" style:parent-style-name="Text_20_body">
      <style:paragraph-properties>
        <style:tab-stops>
          <style:tab-stop style:position="0cm"/>
        </style:tab-stops>
      </style:paragraph-properties>
    </style:style>
    <style:style style:name="P8" style:family="paragraph" style:parent-style-name="Text_20_body">
      <style:paragraph-properties fo:break-before="page"/>
      <style:text-properties style:font-name="Bitstream Vera Sans1" fo:font-weight="bold" style:font-weight-asian="bold" style:font-weight-complex="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text-properties style:font-name="Bitstream Vera Sans Mono"/>
    </style:style>
    <style:style style:name="P13" style:family="paragraph" style:parent-style-name="Text_20_body" style:list-style-name="L4"/>
    <style:style style:name="P14" style:family="paragraph" style:parent-style-name="Heading_20_1">
      <style:paragraph-properties fo:break-before="page"/>
    </style:style>
    <style:style style:name="T1" style:family="text">
      <style:text-properties style:font-name="Bitstream Vera Sans Mono"/>
    </style:style>
    <style:style style:name="T2" style:family="text">
      <style:text-properties style:font-name="Bitstream Vera Sans Mono"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font-name="Bitstream Vera Sans1"/>
    </style:style>
    <style:style style:name="T7" style:family="text">
      <style:text-properties fo:font-weight="bold" style:font-weight-asian="bold" style:font-weight-complex="bold"/>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Object Rexx Serializing framework</text:h>
      <text:p text:style-name="Text_20_body">Version 1.9</text:p>
      <text:p text:style-name="Text_20_body">The Serializable class offers a complete infrastructure for storing arbitrary data structures persistently. It offers mechanisms for converting data structures into a special file format and to read this format and convert it back to the original data structure.</text:p>
      <text:h text:style-name="Heading_20_1" text:outline-level="1">The Serializable class</text:h>
      <text:p text:style-name="Text_20_body">This class is a mix in class to indicate that an object can be serialized. It defines some default behaviour which can be overwritten if desired.</text:p>
      <text:p text:style-name="Text_20_body">By default the class expects a subclass to implement an attribute called <text:span text:style-name="T1">PersistentData</text:span>. This attribute is intended to store all data that needs to survive the serializing/deserializing process.</text:p>
      <text:p text:style-name="P1">Methods the Serializable class defines:</text:p>
      <text:p text:style-name="Text_20_body">INIT (overwrites Object class and Class class method)</text:p>
      <text:p text:style-name="Text_20_body">WriteObject</text:p>
      <text:p text:style-name="Text_20_body">ReadObject (Class Method)</text:p>
      <text:p text:style-name="Text_20_body">Methods inherited from the Object class:</text:p>
      <text:p text:style-name="Text_20_body">...</text:p>
      <text:h text:style-name="Heading_20_2" text:outline-level="2">INIT</text:h>
      <text:p text:style-name="P2">&gt;&gt;-INIT(data)-----------------------------------------------------------------&gt;&lt;</text:p>
      <text:p text:style-name="Text_20_body"/>
      <text:p text:style-name="Text_20_body">Create an instance of the class. By default the <text:span text:style-name="T3">data </text:span><text:span text:style-name="T4">is stored in the attribute </text:span><text:span text:style-name="T2">PersistentData</text:span><text:span text:style-name="T4">, which has to be implemented by the class inheriting from the Serializable class.</text:span></text:p>
      <text:h text:style-name="Heading_20_2" text:outline-level="2">INIT (Class)</text:h>
      <text:p text:style-name="Text_20_body">The Serializable class generates a SerializeSerializable instance that is able to serialize subclasses of the Serializable class. As the Serializable class has to get notified about the creation of sub classes they must forward the init message.</text:p>
      <text:p text:style-name="Text_20_body">If a sub class overwrites this method it has to forward the signal to the super class.</text:p>
      <text:h text:style-name="Heading_20_2" text:outline-level="2">WriteObject</text:h>
      <text:p text:style-name="Text_20_body">A method which has to return the data an object wants to save. This data will be serialized.</text:p>
      <text:h text:style-name="Heading_20_2" text:outline-level="2">ReadObject (Class Method)</text:h>
      <text:p text:style-name="P2">&gt;&gt;-ReadObject(data)-----------------------------------------------------------&gt;&lt;</text:p>
      <text:p text:style-name="Text_20_body">This method has to return an instance of the receiver class. The instance has to be initialized with the data given. The default implementation passes the data to <text:span text:style-name="T1">INIT,</text:span><text:span text:style-name="T6"> which initializes the instance and fills the attribute </text:span><text:span text:style-name="T1">PersistentData</text:span><text:span text:style-name="T6">.</text:span></text:p>
      <text:p text:style-name="P5"/>
      <text:p text:style-name="P8">Example:</text:p>
      <text:p text:style-name="P3">object = .TotalRunningTime~new(0)</text:p>
      <text:p text:style-name="P3">object~start</text:p>
      <text:p text:style-name="P3">call SysSleep 3</text:p>
      <text:p text:style-name="P3">object~stop</text:p>
      <text:p text:style-name="P3">serialobject = .SerializeFunctions~Serialize(object)</text:p>
      <text:p text:style-name="P3">call SysSleep 1</text:p>
      <text:p text:style-name="P3">object = .SerializeFunctions~DeSerialize(serialobject)</text:p>
      <text:p text:style-name="P3">object~start</text:p>
      <text:p text:style-name="P3">call SysSleep 3</text:p>
      <text:p text:style-name="P3">object~stop</text:p>
      <text:p text:style-name="P3">exit</text:p>
      <text:p text:style-name="P6">::REQUIRES “Serializable.cls”</text:p>
      <text:p text:style-name="P3">::CLASS TotalRunningTime MIXINCLASS Serializable</text:p>
      <text:p text:style-name="P3">::METHOD PersistentData ATTRIBUTE</text:p>
      <text:p text:style-name="P3">::METHOD Start</text:p>
      <text:p text:style-name="P3"><text:tab/>expose running</text:p>
      <text:p text:style-name="P3"><text:tab/>running = .true</text:p>
      <text:p text:style-name="P3"><text:tab/>Say “Starting at” self~PersistentData</text:p>
      <text:p text:style-name="P3"><text:tab/>reply</text:p>
      <text:p text:style-name="P3"><text:tab/>do while running</text:p>
      <text:p text:style-name="P3"><text:tab/><text:tab/>call SysSleep 1</text:p>
      <text:p text:style-name="P3"><text:tab/><text:tab/>call charout ,self~PersistentData” “</text:p>
      <text:p text:style-name="P3"><text:tab/><text:tab/>self~PersistentData = self~PersistentData + 1</text:p>
      <text:p text:style-name="P3"><text:tab/>end</text:p>
      <text:p text:style-name="P3">::METHOD Stop UNGUARDED</text:p>
      <text:p text:style-name="P3"><text:tab/>expose running</text:p>
      <text:p text:style-name="P3"><text:tab/>running = .false</text:p>
      <text:p text:style-name="P3">/*</text:p>
      <text:p text:style-name="P6">Possible output:</text:p>
      <text:p text:style-name="P3">Stating at 0</text:p>
      <text:p text:style-name="P3">0 1 2 Starting at 2</text:p>
      <text:p text:style-name="P3">2 3 4</text:p>
      <text:p text:style-name="P3">*/</text:p>
      <text:p text:style-name="P6">This class implements the PersistentData attribute. It will be used to store persistent data. The variable <text:span text:style-name="T1">serialobject</text:span> is a mutablebuffer object. When an application starts this data could be passed to the deserializer, returning the object that was serialized.</text:p>
      <text:h text:style-name="Heading_20_1" text:outline-level="1">The SerializeFunctions Class</text:h>
      <text:p text:style-name="Text_20_body"/>
      <text:p text:style-name="Text_20_body">This class implements the logic necessary to serialize data and to convert it to the equivalent of the serialized data at a different time. There are is an interface to serialize and derserialize data for normal applications and another interface which helper modules use to make other classes serializable.</text:p>
      <text:p text:style-name="P1">Methods the SerializeFunctions class implements:</text:p>
      <text:p text:style-name="Text_20_body">SetHandler (Class Method)</text:p>
      <text:p text:style-name="Text_20_body">Serialize (Class Method)</text:p>
      <text:p text:style-name="Text_20_body">DeSerialize (Class Method)</text:p>
      <text:p text:style-name="Text_20_body">Internal methods: Init, FromSerializedDataCtrl, FromSerializedData, ToSerializableDataCtrl, ToSerializableData (Not supposed to be used from outside; their specification can be read in the sources.)</text:p>
      <text:h text:style-name="Heading_20_2" text:outline-level="2"><text:soft-page-break/>SetHandler (Class Method)</text:h>
      <text:p text:style-name="Text_20_body">Registers handlers for serializing and deserializing data.</text:p>
      <text:h text:style-name="Heading_20_2" text:outline-level="2">Serialize (Class Method)</text:h>
      <text:p text:style-name="P2">&gt;&gt;-Serialize(data)------------------------------------------------------------&gt;&lt;</text:p>
      <text:p text:style-name="P4">This method returns the serialized form of the data object passed. The return value is a mutable buffer storing the serial objects.</text:p>
      <text:h text:style-name="Heading_20_2" text:outline-level="2">DeSerialize (Class Method)</text:h>
      <text:p text:style-name="P2"><text:s text:c="26"/>+-,-0------+ <text:s text:c="12"/></text:p>
      <text:p text:style-name="P2">&gt;&gt;-DeSerialize(Buffer-----+----------+-)--------------------------------------&gt;&lt;</text:p>
      <text:p text:style-name="P2"><text:s text:c="26"/>+-,-Offset-+ <text:s text:c="12"/></text:p>
      <text:p text:style-name="P7">This method deserializes data from a mutable buffer or string. The optional argument offset can be used to start at a different object.</text:p>
      <text:p text:style-name="P7"/>
      <text:h text:style-name="Heading_20_1" text:outline-level="1">The SerializeHandler class</text:h>
      <text:p text:style-name="Text_20_body">This class is a super class for all handlers. Handlers are classes for serializing and deserializing a specific data type. There are handlers for most built in classes that can be serialized, but this can be enhanced by custom handlers to support other objects which do not support serialization themselves.</text:p>
      <text:p text:style-name="Text_20_body">A data handler has to define several methods. This leads to the constrain that all handlers must inherit from the SerializeHandler.</text:p>
      <text:list text:style-name="L1">
        <text:list-item>
          <text:p text:style-name="P9">Name: return the identifier used to store the data</text:p>
        </text:list-item>
        <text:list-item>
          <text:p text:style-name="P9">Serialize(Caller,Buffer,Object) – appends data to buffer</text:p>
        </text:list-item>
        <text:list-item>
          <text:p text:style-name="P9">DeSerialize(Caller,Arguments): object -- returns an instance of the object it is responsible for</text:p>
        </text:list-item>
      </text:list>
      <text:p text:style-name="Text_20_body">Calls to the INIT class method must be forwarded. All custom handlers need to inherit from CheckType.</text:p>
      <text:p text:style-name="Text_20_body"/>
      <text:p text:style-name="Text_20_body"><draw:frame draw:style-name="fr1" draw:name="Object1" text:anchor-type="paragraph" svg:width="20.999cm" svg:height="13.106cm" draw:z-index="0"><draw:object xlink:href="./Object 1" xlink:type="simple" xlink:show="embed" xlink:actuate="onLoad"/><draw:image xlink:href="./ObjectReplacements/Object 1" xlink:type="simple" xlink:show="embed" xlink:actuate="onLoad"/></draw:frame><text:soft-page-break/></text:p>
      <text:h text:style-name="Heading_20_1" text:outline-level="1">The data language</text:h>
      <text:p text:style-name="Text_20_body">The format to store the data is a string format based on lines. Each line represent one object. Objects can refer to other lines by their line number (the array index).</text:p>
      <text:p text:style-name="P2"/>
      <text:p text:style-name="P2"><text:span text:style-name="T7">index</text:span>: Integer number.</text:p>
      <text:p text:style-name="P2"><text:span text:style-name="T7">reference</text:span>: Position relative to the start of the root of the tree.</text:p>
      <text:p text:style-name="P2"><text:span text:style-name="T7">string</text:span>: Base 64 encoded string.</text:p>
      <text:p text:style-name="P2"><text:span text:style-name="T7">object</text:span>: <text:s/>“ARRAY” ({<text:span text:style-name="T7">index</text:span>} “:” {<text:span text:style-name="T7">reference</text:span>} “ “)*</text:p>
      <text:p text:style-name="P2"><text:tab/>| (“BAG” | <text:s/>“CIRCULARQUEUE” | “LIST” | “QUEUE”) ({<text:span text:style-name="T7">reference</text:span>} “ “)*</text:p>
      <text:p text:style-name="P2"><text:tab/>| “RELATION” ({<text:span text:style-name="T7">reference</text:span>} ”:” ({<text:span text:style-name="T7">reference</text:span>}”,”)*? {<text:span text:style-name="T7">reference</text:span>}?)*</text:p>
      <text:p text:style-name="P2"><text:tab/>| (“DIRECTORY” | “STEM” ({<text:span text:style-name="T7">string</text:span>} | ”-”) | “TABLE” ) ({<text:span text:style-name="T7">reference</text:span>} “:” {<text:span text:style-name="T7">reference</text:span>})*</text:p>
      <text:p text:style-name="P2"><text:tab/>| (“METHOD” {0-7}| “MUTABLEBUFFER” | “OBJECT”) {<text:span text:style-name="T7">reference</text:span>}</text:p>
      <text:p text:style-name="P2"><text:tab/>| “S” {<text:span text:style-name="T5">string</text:span><text:span text:style-name="T4">}</text:span></text:p>
      <text:p text:style-name="P2"><text:tab/>| “NIL”</text:p>
      <text:p text:style-name="P2"><text:tab/>| “OBJECT” {<text:span text:style-name="T7">reference</text:span>} {<text:span text:style-name="T7">reference</text:span>}</text:p>
      <text:p text:style-name="P2"><text:span text:style-name="T7">line</text:span>: <text:s text:c="2"/>({<text:span text:style-name="T7">object</text:span>} “.”)+ “;” {<text:span text:style-name="T7">line</text:span>}?</text:p>
      <text:p text:style-name="P2"/>
      <text:p text:style-name="Standard">The entry for serializable object first references a encoded class ID, the next reference points to the instance data.</text:p>
      <text:h text:style-name="P14" text:outline-level="1">Changes</text:h>
      <text:p text:style-name="Text_20_body">Version 1.9 080501</text:p>
      <text:list text:style-name="L4">
        <text:list-item>
          <text:p text:style-name="P13">SerializeSerializable handler removed, arbitrary objects are now handled directly during the (de-)serialization process. This required a change to the data language.</text:p>
        </text:list-item>
        <text:list-item>
          <text:p text:style-name="P13">Minor changes to the test application, formatting of objects and relations improved.</text:p>
        </text:list-item>
      </text:list>
      <text:p text:style-name="Text_20_body">Version 1.3</text:p>
      <text:list text:style-name="L2">
        <text:list-item>
          <text:p text:style-name="P10">Several updates: general clean ups.</text:p>
        </text:list-item>
        <text:list-item>
          <text:p text:style-name="P10">Corrected indentation</text:p>
        </text:list-item>
        <text:list-item>
          <text:p text:style-name="P10">Changed deserialization to make use of .String~makeArray, increases speed by about 30%</text:p>
        </text:list-item>
        <text:list-item>
          <text:p text:style-name="P10">Updated ObjectStream class to use new stream classes.</text:p>
        </text:list-item>
        <text:list-item>
          <text:p text:style-name="P10">Several updates to the test.cmd.</text:p>
        </text:list-item>
      </text:list>
      <text:p text:style-name="Text_20_body">Version 0.7</text:p>
      <text:list text:style-name="L3">
        <text:list-item>
          <text:p text:style-name="P11">test.cmd updated</text:p>
        </text:list-item>
        <text:list-item>
          <text:p text:style-name="P11">Strings are marked with “S”, was “STRING” before</text:p>
        </text:list-item>
        <text:list-item>
          <text:p text:style-name="P11">added serializable.testUn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en" fo:country="GB" style:font-name-asian="Bitstream Vera Sans2" style:font-size-asian="12pt" style:language-asian="en" style:country-asian="GB" style:font-name-complex="Bitstream Vera Sans2"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101cm" style:page-number="auto"/>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07-04-26T20:26:13</meta:creation-date>
    <dc:date>2008-05-01T14:18:12</dc:date>
    <dc:language>en-GB</dc:language>
    <meta:editing-cycles>27</meta:editing-cycles>
    <meta:editing-duration>PT4H39M21S</meta:editing-duration>
    <meta:user-defined meta:name="Info 1"/>
    <meta:user-defined meta:name="Info 2"/>
    <meta:user-defined meta:name="Info 3"/>
    <meta:user-defined meta:name="Info 4"/>
    <meta:document-statistic meta:table-count="0" meta:image-count="0" meta:object-count="1" meta:page-count="5" meta:paragraph-count="111" meta:word-count="876" meta:character-count="63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47b8b8" draw:textarea-horizontal-align="justify" draw:textarea-vertical-align="middle" draw:auto-grow-height="false"/>
    </style:style>
    <style:style style:name="gr3" style:family="graphic" style:parent-style-name="standard">
      <style:graphic-properties draw:fill="solid" draw:fill-color="#e6e6e6"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solid" draw:fill-color="#00dcff"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1pt" style:font-size-asian="18pt" style:font-size-complex="18pt"/>
    </style:style>
    <style:style style:name="P3" style:family="paragraph">
      <style:paragraph-properties fo:text-align="center"/>
      <style:text-properties fo:font-size="11pt" style:font-size-asian="18pt" style:font-size-complex="18pt"/>
    </style:style>
    <style:style style:name="P4" style:family="paragraph">
      <style:paragraph-properties fo:text-align="center"/>
    </style:style>
    <style:style style:name="T1" style:family="text">
      <style:text-properties fo:font-size="11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id="id14" draw:layer="layout" svg:width="6cm" svg:height="1cm" svg:x="12cm" svg:y="0.5cm">
          <text:p text:style-name="P1"><text:span text:style-name="T1">SerializeHandler</text:span></text:p>
          <draw:enhanced-geometry svg:viewBox="0 0 21600 21600" draw:type="rectangle" draw:enhanced-path="M 0 0 L 21600 0 21600 21600 0 21600 0 0 Z N"/>
        </draw:custom-shape>
        <draw:custom-shape draw:style-name="gr2" draw:text-style-name="P2" draw:id="id6" draw:layer="layout" svg:width="5cm" svg:height="1cm" svg:x="1.5cm" svg:y="13.5cm">
          <text:p text:style-name="P1"><text:span text:style-name="T1">SerializeBag</text:span></text:p>
          <draw:enhanced-geometry svg:viewBox="0 0 21600 21600" draw:type="rectangle" draw:enhanced-path="M 0 0 L 21600 0 21600 21600 0 21600 0 0 Z N"/>
        </draw:custom-shape>
        <draw:custom-shape draw:style-name="gr2" draw:text-style-name="P2" draw:id="id4" draw:layer="layout" svg:width="5cm" svg:height="1cm" svg:x="1.5cm" svg:y="6cm">
          <text:p text:style-name="P1"><text:span text:style-name="T1">SerializeArray</text:span></text:p>
          <draw:enhanced-geometry svg:viewBox="0 0 21600 21600" draw:type="rectangle" draw:enhanced-path="M 0 0 L 21600 0 21600 21600 0 21600 0 0 Z N"/>
        </draw:custom-shape>
        <draw:custom-shape draw:style-name="gr2" draw:text-style-name="P2" draw:id="id12" draw:layer="layout" svg:width="5cm" svg:height="1cm" svg:x="8.5cm" svg:y="6cm">
          <text:p text:style-name="P1"><text:span text:style-name="T1">SerializeDirectory</text:span></text:p>
          <draw:enhanced-geometry svg:viewBox="0 0 21600 21600" draw:type="rectangle" draw:enhanced-path="M 0 0 L 21600 0 21600 21600 0 21600 0 0 Z N"/>
        </draw:custom-shape>
        <draw:custom-shape draw:style-name="gr2" draw:text-style-name="P2" draw:id="id7" draw:layer="layout" svg:width="5cm" svg:height="1cm" svg:x="1.5cm" svg:y="7.5cm">
          <text:p text:style-name="P1"><text:span text:style-name="T1">SerializeCircularQueue</text:span></text:p>
          <draw:enhanced-geometry svg:viewBox="0 0 21600 21600" draw:type="rectangle" draw:enhanced-path="M 0 0 L 21600 0 21600 21600 0 21600 0 0 Z N"/>
        </draw:custom-shape>
        <draw:custom-shape draw:style-name="gr1" draw:text-style-name="P2" draw:id="id18" draw:layer="layout" svg:width="5cm" svg:height="1cm" svg:x="15.5cm" svg:y="2.5cm">
          <text:p text:style-name="P1"><text:span text:style-name="T1">SerializeMethod</text:span></text:p>
          <draw:enhanced-geometry svg:viewBox="0 0 21600 21600" draw:type="rectangle" draw:enhanced-path="M 0 0 L 21600 0 21600 21600 0 21600 0 0 Z N"/>
        </draw:custom-shape>
        <draw:custom-shape draw:style-name="gr2" draw:text-style-name="P2" draw:id="id8" draw:layer="layout" svg:width="5cm" svg:height="1cm" svg:x="1.5cm" svg:y="9cm">
          <text:p text:style-name="P1"><text:span text:style-name="T1">SerializeList</text:span></text:p>
          <draw:enhanced-geometry svg:viewBox="0 0 21600 21600" draw:type="rectangle" draw:enhanced-path="M 0 0 L 21600 0 21600 21600 0 21600 0 0 Z N"/>
        </draw:custom-shape>
        <draw:custom-shape draw:style-name="gr2" draw:text-style-name="P2" draw:id="id13" draw:layer="layout" svg:width="5cm" svg:height="1cm" svg:x="1.5cm" svg:y="10.5cm">
          <text:p text:style-name="P1"><text:span text:style-name="T1">SerializeQueue</text:span></text:p>
          <draw:enhanced-geometry svg:viewBox="0 0 21600 21600" draw:type="rectangle" draw:enhanced-path="M 0 0 L 21600 0 21600 21600 0 21600 0 0 Z N"/>
        </draw:custom-shape>
        <draw:custom-shape draw:style-name="gr1" draw:text-style-name="P2" draw:id="id15" draw:layer="layout" svg:width="5cm" svg:height="1cm" svg:x="15.5cm" svg:y="7cm">
          <text:p text:style-name="P1"><text:span text:style-name="T1">SerializeMutableBuffer</text:span></text:p>
          <draw:enhanced-geometry svg:viewBox="0 0 21600 21600" draw:type="rectangle" draw:enhanced-path="M 0 0 L 21600 0 21600 21600 0 21600 0 0 Z N"/>
        </draw:custom-shape>
        <draw:custom-shape draw:style-name="gr2" draw:text-style-name="P2" draw:id="id10" draw:layer="layout" svg:width="5cm" svg:height="1cm" svg:x="8.5cm" svg:y="9cm">
          <text:p text:style-name="P1"><text:span text:style-name="T1">SerializeStem</text:span></text:p>
          <draw:enhanced-geometry svg:viewBox="0 0 21600 21600" draw:type="rectangle" draw:enhanced-path="M 0 0 L 21600 0 21600 21600 0 21600 0 0 Z N"/>
        </draw:custom-shape>
        <draw:custom-shape draw:style-name="gr2" draw:text-style-name="P2" draw:id="id9" draw:layer="layout" svg:width="5cm" svg:height="1cm" svg:x="8.5cm" svg:y="7.5cm">
          <text:p text:style-name="P1"><text:span text:style-name="T1">SerializeRelation</text:span></text:p>
          <draw:enhanced-geometry svg:viewBox="0 0 21600 21600" draw:type="rectangle" draw:enhanced-path="M 0 0 L 21600 0 21600 21600 0 21600 0 0 Z N"/>
        </draw:custom-shape>
        <draw:custom-shape draw:style-name="gr1" draw:text-style-name="P2" draw:id="id17" draw:layer="layout" svg:width="5cm" svg:height="1cm" svg:x="15.5cm" svg:y="4cm">
          <text:p text:style-name="P1"><text:span text:style-name="T1">SerializeString</text:span></text:p>
          <draw:enhanced-geometry svg:viewBox="0 0 21600 21600" draw:type="rectangle" draw:enhanced-path="M 0 0 L 21600 0 21600 21600 0 21600 0 0 Z N"/>
        </draw:custom-shape>
        <draw:custom-shape draw:style-name="gr2" draw:text-style-name="P2" draw:id="id2" draw:layer="layout" svg:width="5cm" svg:height="1cm" svg:x="8.5cm" svg:y="10.5cm">
          <text:p text:style-name="P1"><text:span text:style-name="T1">SerializeTable</text:span></text:p>
          <draw:enhanced-geometry svg:viewBox="0 0 21600 21600" draw:type="rectangle" draw:enhanced-path="M 0 0 L 21600 0 21600 21600 0 21600 0 0 Z N"/>
        </draw:custom-shape>
        <draw:custom-shape draw:style-name="gr3" draw:text-style-name="P2" draw:id="id16" draw:layer="layout" svg:width="5cm" svg:height="1cm" svg:x="15.5cm" svg:y="5.5cm">
          <text:p text:style-name="P1"><text:span text:style-name="T1">SerializeNil</text:span></text:p>
          <draw:enhanced-geometry svg:viewBox="0 0 21600 21600" draw:type="rectangle" draw:enhanced-path="M 0 0 L 21600 0 21600 21600 0 21600 0 0 Z N"/>
        </draw:custom-shape>
        <draw:connector draw:style-name="gr4" draw:text-style-name="P3" draw:layer="layout" svg:x1="13.5cm" svg:y1="5cm" svg:x2="13.5cm" svg:y2="11cm" draw:start-shape="id1" draw:start-glue-point="1" draw:end-shape="id2" draw:end-glue-point="1">
          <text:p/>
        </draw:connector>
        <draw:connector draw:style-name="gr4" draw:text-style-name="P3" draw:layer="layout" svg:x1="6.5cm" svg:y1="5cm" svg:x2="6.5cm" svg:y2="6.5cm" draw:start-shape="id3" draw:start-glue-point="1" draw:end-shape="id4" draw:end-glue-point="1">
          <text:p/>
        </draw:connector>
        <draw:connector draw:style-name="gr4" draw:text-style-name="P3" draw:layer="layout" svg:x1="6.5cm" svg:y1="12.5cm" svg:x2="6.5cm" svg:y2="14cm" draw:start-shape="id5" draw:start-glue-point="1" draw:end-shape="id6">
          <text:p/>
        </draw:connector>
        <draw:connector draw:style-name="gr4" draw:text-style-name="P3" draw:layer="layout" svg:x1="6.5cm" svg:y1="5cm" svg:x2="6.5cm" svg:y2="8cm" draw:start-shape="id3" draw:start-glue-point="1" draw:end-shape="id7" draw:end-glue-point="1">
          <text:p/>
        </draw:connector>
        <draw:connector draw:style-name="gr4" draw:text-style-name="P3" draw:layer="layout" svg:x1="6.5cm" svg:y1="5cm" svg:x2="6.5cm" svg:y2="9.5cm" draw:start-shape="id3" draw:start-glue-point="1" draw:end-shape="id8" draw:end-glue-point="1">
          <text:p/>
        </draw:connector>
        <draw:connector draw:style-name="gr4" draw:text-style-name="P3" draw:layer="layout" svg:x1="13.5cm" svg:y1="8cm" svg:x2="13.5cm" svg:y2="5cm" draw:start-shape="id9" draw:start-glue-point="1" draw:end-shape="id1" draw:end-glue-point="1">
          <text:p/>
        </draw:connector>
        <draw:connector draw:style-name="gr4" draw:text-style-name="P3" draw:layer="layout" svg:x1="13.5cm" svg:y1="9.5cm" svg:x2="13.5cm" svg:y2="5cm" draw:start-shape="id10" draw:start-glue-point="1" draw:end-shape="id1" draw:end-glue-point="1">
          <text:p/>
        </draw:connector>
        <draw:connector draw:style-name="gr4" draw:text-style-name="P3" draw:layer="layout" svg:x1="1cm" svg:y1="5cm" svg:x2="3.5cm" svg:y2="3.5cm" draw:start-shape="id3" draw:start-glue-point="3" draw:end-shape="id11" draw:end-glue-point="2">
          <text:p/>
        </draw:connector>
        <draw:connector draw:style-name="gr4" draw:text-style-name="P3" draw:layer="layout" svg:x1="13.5cm" svg:y1="6.5cm" svg:x2="13.5cm" svg:y2="5cm" draw:start-shape="id12" draw:start-glue-point="1" draw:end-shape="id1" draw:end-glue-point="1">
          <text:p/>
        </draw:connector>
        <draw:custom-shape draw:style-name="gr5" draw:text-style-name="P2" draw:layer="layout" svg:width="2.5cm" svg:height="1cm" svg:x="0.5cm" svg:y="0.5cm">
          <text:p text:style-name="P1"><text:span text:style-name="T1">Serializable</text:span></text:p>
          <draw:enhanced-geometry svg:viewBox="0 0 21600 21600" draw:type="rectangle" draw:enhanced-path="M 0 0 L 21600 0 21600 21600 0 21600 0 0 Z N"/>
        </draw:custom-shape>
        <draw:custom-shape draw:style-name="gr5" draw:text-style-name="P2" draw:layer="layout" svg:width="5.5cm" svg:height="1cm" svg:x="3.5cm" svg:y="0.5cm">
          <text:p text:style-name="P1"><text:span text:style-name="T1">SerializableFunctions</text:span></text:p>
          <draw:enhanced-geometry svg:viewBox="0 0 21600 21600" draw:type="rectangle" draw:enhanced-path="M 0 0 L 21600 0 21600 21600 0 21600 0 0 Z N"/>
        </draw:custom-shape>
        <draw:custom-shape draw:style-name="gr1" draw:text-style-name="P2" draw:id="id11" draw:layer="layout" svg:width="6cm" svg:height="1cm" svg:x="0.5cm" svg:y="2.5cm">
          <text:p text:style-name="P1"><text:span text:style-name="T1">SerializeCollection</text:span></text:p>
          <draw:enhanced-geometry svg:viewBox="0 0 21600 21600" draw:type="rectangle" draw:enhanced-path="M 0 0 L 21600 0 21600 21600 0 21600 0 0 Z N"/>
        </draw:custom-shape>
        <draw:custom-shape draw:style-name="gr1" draw:text-style-name="P2" draw:id="id3" draw:layer="layout" svg:width="5.5cm" svg:height="1cm" svg:x="1cm" svg:y="4.5cm">
          <text:p text:style-name="P1"><text:span text:style-name="T1">SerializeOrdered</text:span></text:p>
          <draw:enhanced-geometry svg:viewBox="0 0 21600 21600" draw:type="rectangle" draw:enhanced-path="M 0 0 L 21600 0 21600 21600 0 21600 0 0 Z N"/>
        </draw:custom-shape>
        <draw:custom-shape draw:style-name="gr1" draw:text-style-name="P2" draw:id="id1" draw:layer="layout" svg:width="5.5cm" svg:height="1cm" svg:x="8cm" svg:y="4.5cm">
          <text:p text:style-name="P1"><text:span text:style-name="T1">SerializeMap</text:span></text:p>
          <draw:enhanced-geometry svg:viewBox="0 0 21600 21600" draw:type="rectangle" draw:enhanced-path="M 0 0 L 21600 0 21600 21600 0 21600 0 0 Z N"/>
        </draw:custom-shape>
        <draw:custom-shape draw:style-name="gr1" draw:text-style-name="P2" draw:id="id5" draw:layer="layout" svg:width="5.5cm" svg:height="1cm" svg:x="1cm" svg:y="12cm">
          <text:p text:style-name="P1"><text:span text:style-name="T1">SerializeSet</text:span></text:p>
          <draw:enhanced-geometry svg:viewBox="0 0 21600 21600" draw:type="rectangle" draw:enhanced-path="M 0 0 L 21600 0 21600 21600 0 21600 0 0 Z N"/>
        </draw:custom-shape>
        <draw:connector draw:style-name="gr4" draw:text-style-name="P4" draw:layer="layout" svg:x1="6.5cm" svg:y1="11cm" svg:x2="6.5cm" svg:y2="5cm" draw:start-shape="id13" draw:start-glue-point="1" draw:end-shape="id3" draw:end-glue-point="1">
          <text:p/>
        </draw:connector>
        <draw:connector draw:style-name="gr4" draw:text-style-name="P4" draw:layer="layout" svg:x1="3.5cm" svg:y1="2.5cm" svg:x2="15cm" svg:y2="1.5cm" draw:start-shape="id11" draw:start-glue-point="0" draw:end-shape="id14" draw:end-glue-point="2">
          <text:p/>
        </draw:connector>
        <draw:connector draw:style-name="gr4" draw:text-style-name="P4" draw:layer="layout" svg:x1="10.75cm" svg:y1="4.5cm" svg:x2="3.5cm" svg:y2="3.5cm" draw:start-shape="id1" draw:start-glue-point="0" draw:end-shape="id11" draw:end-glue-point="2">
          <text:p/>
        </draw:connector>
        <draw:connector draw:style-name="gr4" draw:text-style-name="P4" draw:layer="layout" draw:line-skew="0cm -3.75cm" svg:x1="1cm" svg:y1="12.5cm" svg:x2="3.5cm" svg:y2="3.5cm" draw:start-shape="id5" draw:start-glue-point="3" draw:end-shape="id11" draw:end-glue-point="2">
          <text:p/>
        </draw:connector>
        <draw:connector draw:style-name="gr4" draw:text-style-name="P4" draw:layer="layout" svg:x1="15.5cm" svg:y1="7.5cm" svg:x2="15cm" svg:y2="1.5cm" draw:start-shape="id15" draw:start-glue-point="3" draw:end-shape="id14" draw:end-glue-point="2">
          <text:p/>
        </draw:connector>
        <draw:connector draw:style-name="gr4" draw:text-style-name="P4" draw:layer="layout" svg:x1="15.5cm" svg:y1="6cm" svg:x2="15cm" svg:y2="1.5cm" draw:start-shape="id16" draw:start-glue-point="3" draw:end-shape="id14" draw:end-glue-point="2">
          <text:p/>
        </draw:connector>
        <draw:connector draw:style-name="gr4" draw:text-style-name="P4" draw:layer="layout" svg:x1="15.5cm" svg:y1="4.5cm" svg:x2="15cm" svg:y2="1.5cm" draw:start-shape="id17" draw:start-glue-point="3" draw:end-shape="id14" draw:end-glue-point="2">
          <text:p/>
        </draw:connector>
        <draw:connector draw:style-name="gr4" draw:text-style-name="P4" draw:layer="layout" svg:x1="15.5cm" svg:y1="3cm" svg:x2="15cm" svg:y2="1.5cm" draw:start-shape="id18" draw:start-glue-point="3" draw:end-shape="id14" draw:end-glue-point="2">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GB" style:font-family-asian="'Bitstream Vera Sans'" style:font-family-generic-asian="system" style:font-pitch-asian="variable" style:font-size-asian="24pt" style:language-asian="en" style:country-asian="GB" style:font-family-complex="'Bitstream Vera Sans'" style:font-family-generic-complex="system" style:font-pitch-complex="variable" style:font-size-complex="24pt" style:language-complex="en" style:country-complex="GB"/>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178cm" style:text-autospace="none"/>
      <style:text-properties fo:font-size="10pt" fo:language="en" fo:country="US" style:language-asian="en" style:country-asian="US" style:font-size-complex="12pt"/>
    </style:style>
  </office:styles>
  <office:automatic-styles>
    <style:page-layout style:name="PM0">
      <style:page-layout-properties fo:margin-top="1cm" fo:margin-bottom="1cm" fo:margin-left="1cm" fo:margin-right="1cm" fo:page-width="21cm" fo:page-height="14.8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